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c830" officeooo:paragraph-rsid="0011c830"/>
    </style:style>
    <style:style style:name="P2" style:family="paragraph" style:parent-style-name="Standard" style:list-style-name="L1">
      <style:text-properties officeooo:rsid="0011c830" officeooo:paragraph-rsid="0011c830"/>
    </style:style>
    <style:style style:name="P3" style:family="paragraph" style:parent-style-name="Standard">
      <style:paragraph-properties fo:text-align="center" style:justify-single-word="false"/>
      <style:text-properties officeooo:rsid="0011c830" officeooo:paragraph-rsid="0011c830"/>
    </style:style>
    <style:style style:name="P4" style:family="paragraph" style:parent-style-name="Standard">
      <style:text-properties officeooo:paragraph-rsid="0011c830"/>
    </style:style>
    <style:style style:name="P5" style:family="paragraph" style:parent-style-name="Standard">
      <style:text-properties style:font-name="Arial" officeooo:rsid="0011c830" officeooo:paragraph-rsid="0011c830"/>
    </style:style>
    <style:style style:name="P6" style:family="paragraph" style:parent-style-name="Standard">
      <style:text-properties style:font-name="Arial Black1" officeooo:rsid="0011c830" officeooo:paragraph-rsid="0011c830"/>
    </style:style>
    <style:style style:name="P7" style:family="paragraph" style:parent-style-name="Standard" style:list-style-name="L1">
      <style:text-properties style:font-name="Calibri" fo:font-size="13pt" officeooo:paragraph-rsid="0026c837" style:font-size-asian="13pt" style:font-size-complex="13pt"/>
    </style:style>
    <style:style style:name="P8" style:family="paragraph" style:parent-style-name="Standard" style:list-style-name="L1">
      <style:text-properties style:font-name="Calibri" fo:font-size="13pt" officeooo:rsid="0011c830" officeooo:paragraph-rsid="00280e2c" style:font-size-asian="13pt" style:font-size-complex="13pt"/>
    </style:style>
    <style:style style:name="P9" style:family="paragraph" style:parent-style-name="Standard" style:list-style-name="L5">
      <style:text-properties style:font-name="Calibri" fo:font-size="13pt" officeooo:rsid="0011c830" officeooo:paragraph-rsid="0012f6b4" style:font-size-asian="13pt" style:font-size-complex="13pt"/>
    </style:style>
    <style:style style:name="P10" style:family="paragraph" style:parent-style-name="Standard" style:list-style-name="L5">
      <style:text-properties style:font-name="Calibri" fo:font-size="13pt" officeooo:rsid="00143247" officeooo:paragraph-rsid="00143247" style:font-size-asian="13pt" style:font-size-complex="13pt"/>
    </style:style>
    <style:style style:name="P11" style:family="paragraph" style:parent-style-name="Standard" style:list-style-name="L6">
      <style:text-properties style:font-name="Calibri" fo:font-size="13pt" officeooo:rsid="00143247" officeooo:paragraph-rsid="00143247" style:font-size-asian="13pt" style:font-size-complex="13pt"/>
    </style:style>
    <style:style style:name="P12" style:family="paragraph" style:parent-style-name="Standard" style:list-style-name="L6">
      <style:text-properties style:font-name="Calibri" fo:font-size="13pt" officeooo:rsid="00131c1a" officeooo:paragraph-rsid="00131c1a" style:font-size-asian="13pt" style:font-size-complex="13pt"/>
    </style:style>
    <style:style style:name="P13" style:family="paragraph" style:parent-style-name="Standard" style:list-style-name="L7">
      <style:text-properties style:font-name="Calibri" fo:font-size="13pt" officeooo:rsid="00131c1a" officeooo:paragraph-rsid="00131c1a" style:font-size-asian="13pt" style:font-size-complex="13pt"/>
    </style:style>
    <style:style style:name="P14" style:family="paragraph" style:parent-style-name="Standard" style:list-style-name="L7">
      <style:text-properties style:font-name="Calibri" fo:font-size="13pt" officeooo:rsid="001d5da6" officeooo:paragraph-rsid="00298900" style:font-size-asian="13pt" style:font-size-complex="13pt"/>
    </style:style>
    <style:style style:name="P15" style:family="paragraph" style:parent-style-name="Standard" style:list-style-name="L5">
      <style:text-properties style:font-name="Calibri" fo:font-size="13pt" officeooo:rsid="001e337a" officeooo:paragraph-rsid="001e337a" style:font-size-asian="13pt" style:font-size-complex="13pt"/>
    </style:style>
    <style:style style:name="P16" style:family="paragraph" style:parent-style-name="Standard" style:list-style-name="L6">
      <style:text-properties style:font-name="Calibri" fo:font-size="13pt" officeooo:rsid="002015e4" officeooo:paragraph-rsid="002015e4" style:font-size-asian="13pt" style:font-size-complex="13pt"/>
    </style:style>
    <style:style style:name="P17" style:family="paragraph" style:parent-style-name="Standard">
      <style:text-properties style:font-name="Calibri" fo:font-size="13pt" officeooo:rsid="002015e4" officeooo:paragraph-rsid="002015e4" style:font-size-asian="13pt" style:font-size-complex="13pt"/>
    </style:style>
    <style:style style:name="P18" style:family="paragraph" style:parent-style-name="Standard" style:list-style-name="L6">
      <style:text-properties style:font-name="Calibri" fo:font-size="13pt" officeooo:rsid="0020cc28" officeooo:paragraph-rsid="0020cc28" style:font-size-asian="13pt" style:font-size-complex="13pt"/>
    </style:style>
    <style:style style:name="P19" style:family="paragraph" style:parent-style-name="Standard" style:list-style-name="L1">
      <style:text-properties style:font-name="Calibri" fo:font-size="13pt" officeooo:rsid="00226cce" officeooo:paragraph-rsid="0025ea30" style:font-size-asian="13pt" style:font-size-complex="13pt"/>
    </style:style>
    <style:style style:name="P20" style:family="paragraph" style:parent-style-name="Standard" style:list-style-name="L1">
      <style:text-properties style:font-name="Calibri" fo:font-size="13pt" officeooo:rsid="00226cce" officeooo:paragraph-rsid="0026c837" style:font-size-asian="13pt" style:font-size-complex="13pt"/>
    </style:style>
    <style:style style:name="P21" style:family="paragraph" style:parent-style-name="Standard">
      <style:text-properties style:font-name="Calibri" fo:font-size="13pt" officeooo:rsid="00226cce" officeooo:paragraph-rsid="00226cce" style:font-size-asian="13pt" style:font-size-complex="13pt"/>
    </style:style>
    <style:style style:name="T1" style:family="text">
      <style:text-properties officeooo:rsid="0011c830"/>
    </style:style>
    <style:style style:name="T2" style:family="text">
      <style:text-properties officeooo:rsid="00131c1a"/>
    </style:style>
    <style:style style:name="T3" style:family="text">
      <style:text-properties officeooo:rsid="0013e949"/>
    </style:style>
    <style:style style:name="T4" style:family="text">
      <style:text-properties officeooo:rsid="00143247"/>
    </style:style>
    <style:style style:name="T5" style:family="text">
      <style:text-properties officeooo:rsid="0016178b"/>
    </style:style>
    <style:style style:name="T6" style:family="text">
      <style:text-properties style:font-name="Arial Black" fo:font-size="14pt" style:font-size-asian="14pt" style:font-size-complex="14pt"/>
    </style:style>
    <style:style style:name="T7" style:family="text">
      <style:text-properties style:font-name="Arial Black" fo:font-size="14pt" officeooo:rsid="0019ac60" style:font-size-asian="14pt" style:font-size-complex="14pt"/>
    </style:style>
    <style:style style:name="T8" style:family="text">
      <style:text-properties style:font-name="Arial" officeooo:rsid="0016178b"/>
    </style:style>
    <style:style style:name="T9" style:family="text">
      <style:text-properties style:font-name="Arial" fo:font-weight="bold" officeooo:rsid="0016178b" style:font-weight-asian="bold" style:font-weight-complex="bold"/>
    </style:style>
    <style:style style:name="T10" style:family="text">
      <style:text-properties style:font-name="Arial Black1"/>
    </style:style>
    <style:style style:name="T11" style:family="text">
      <style:text-properties style:font-name="Arial Black1" officeooo:rsid="0011c83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b9efb"/>
    </style:style>
    <style:style style:name="T14" style:family="text">
      <style:text-properties officeooo:rsid="0020cc28"/>
    </style:style>
    <style:style style:name="T15" style:family="text">
      <style:text-properties officeooo:rsid="00226cce"/>
    </style:style>
    <style:style style:name="T16" style:family="text">
      <style:text-properties officeooo:rsid="00245700"/>
    </style:style>
    <style:style style:name="T17" style:family="text">
      <style:text-properties officeooo:rsid="0026c837"/>
    </style:style>
    <style:style style:name="T18" style:family="text">
      <style:text-properties officeooo:rsid="0028db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Características </text:span><text:span text:style-name="T7">d</text:span><text:span text:style-name="T6">o Algoritmo dos Mergulhadores.</text:span> <text:tab/><text:tab/> <text:span text:style-name="T8">04/02/2014</text:span></text:p>
      <text:p text:style-name="P1"/>
      <text:p text:style-name="P5"><text:span text:style-name="T13">T</text:span>écnica <text:span text:style-name="T12">M</text:span>o<text:span text:style-name="T12">SC</text:span>o<text:span text:style-name="T12">W</text:span> – <text:span text:style-name="T12">M</text:span>ust have, <text:span text:style-name="T12">S</text:span>hould have, <text:span text:style-name="T12">C</text:span>ould have <text:span text:style-name="T12">W</text:span>ould like 'in the future'</text:p>
      <text:p text:style-name="P1"/>
      <text:p text:style-name="P4"><text:span text:style-name="T11">Tem que ter </text:span><text:span text:style-name="T8">(</text:span><text:span text:style-name="T9">M</text:span><text:span text:style-name="T8">ust have):</text:span></text:p>
      <text:list xml:id="list3407874006367305167" text:style-name="L1">
        <text:list-item>
          <text:p text:style-name="P7"><text:span text:style-name="T1">inicialização dos mergulhadores baseada em alguma evidência; (estabilidade?)</text:span></text:p>
        </text:list-item>
        <text:list-item>
          <text:p text:style-name="P8">ao menos um dos <text:span text:style-name="T17">padrões</text:span> de busca por salvamento (espiral, paralela, …); <text:span text:style-name="T3">(diversidade?)</text:span></text:p>
        </text:list-item>
        <text:list-item>
          <text:p text:style-name="P20">um mecanismo de correção da origem do<text:span text:style-name="T17">(s)</text:span> movimento<text:span text:style-name="T17">(s)</text:span>, quando o(s) mergulhador(es) encontrar<text:span text:style-name="T17">(em)</text:span> alguma<text:span text:style-name="T17">(s);</text:span> evidência<text:span text:style-name="T17">(s) (qualidade?)</text:span></text:p>
        </text:list-item>
        <text:list-item>
          <text:p text:style-name="P19">aplicar uma taxa de aproximação, quando o(s) mergulhador(es) encontrar alguma evidência; (a<text:span text:style-name="T16">daptação</text:span>?)</text:p>
          <text:p text:style-name="P2"/>
        </text:list-item>
      </text:list>
      <text:p text:style-name="P6">Deverá ter<text:span text:style-name="T5"> </text:span><text:span text:style-name="T8">(</text:span><text:span text:style-name="T9">S</text:span><text:span text:style-name="T8">houl have):</text:span></text:p>
      <text:list xml:id="list7243036627407898784" text:style-name="L5">
        <text:list-item>
          <text:p text:style-name="P9"><text:span text:style-name="T2">to</text:span>dos <text:span text:style-name="T2">os</text:span> movimentos de busca por salvamento <text:span text:style-name="T2">por mergulhadores e bombeiros adotados até hoje; </text:span>(<text:span text:style-name="T3">em </text:span>espiral, <text:span text:style-name="T3">em</text:span> paralel<text:span text:style-name="T3">o</text:span>, ...<text:span text:style-name="T2">)</text:span></text:p>
        </text:list-item>
        <text:list-item>
          <text:p text:style-name="P10">ao menos 1 enxame de mergulhadores;</text:p>
        </text:list-item>
        <text:list-item>
          <text:p text:style-name="P15">comunicação entre os mergulhadores;</text:p>
        </text:list-item>
      </text:list>
      <text:p text:style-name="P21"/>
      <text:p text:style-name="P4"><text:span text:style-name="T11">Pode ter </text:span><text:span text:style-name="T8">(</text:span><text:span text:style-name="T9">C</text:span><text:span text:style-name="T8">ould have):</text:span></text:p>
      <text:list xml:id="list5478986665758049552" text:style-name="L6">
        <text:list-item>
          <text:p text:style-name="P12"><text:span text:style-name="T1">i</text:span>nicialização automática dos movimentos dos mergulhadores;</text:p>
        </text:list-item>
        <text:list-item>
          <text:p text:style-name="P18">maneira para mudar o padrão dos movimentos dos mergulhadores, baseado em algum critério;</text:p>
        </text:list-item>
        <text:list-item>
          <text:p text:style-name="P11">grupos d<text:span text:style-name="T14">e</text:span> mergulhadores (talvez 3) <text:span text:style-name="T14">p</text:span>a<text:span text:style-name="T14">ra</text:span> <text:span text:style-name="T15">otimizar o espectro da busca local,</text:span> enquanto aplica os movimentos de busca e salvamento; (espiral, <text:span text:style-name="T15">paralelo, misto, </text:span>...)</text:p>
        </text:list-item>
        <text:list-item>
          <text:p text:style-name="P16">marcação do ambiente, pelos mergulhadores;</text:p>
        </text:list-item>
      </text:list>
      <text:p text:style-name="P17"/>
      <text:p text:style-name="P4"><text:span text:style-name="T11">Seria bom ter </text:span><text:span text:style-name="T8">(</text:span><text:span text:style-name="T9">W</text:span><text:span text:style-name="T8">ould like have):</text:span></text:p>
      <text:list xml:id="list4200384510753458261" text:style-name="L7">
        <text:list-item>
          <text:p text:style-name="P13"><text:span text:style-name="T1">i</text:span>nicialização automática do ambiente;</text:p>
        </text:list-item>
        <text:list-item>
          <text:p text:style-name="P13">inicialização dos movimentos <text:span text:style-name="T4">dos mergulhadores</text:span> conforme algum critério lógico;</text:p>
        </text:list-item>
        <text:list-item>
          <text:p text:style-name="P14">modelo de aprendizagem do ambiente, pelos mergulhadores,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2:09:02.634000000</meta:creation-date>
    <dc:date>2014-02-05T00:51:36.850000000</dc:date>
    <meta:editing-duration>PT12H26M52S</meta:editing-duration>
    <meta:editing-cycles>19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1" meta:word-count="198" meta:character-count="1365" meta:non-whitespace-character-count="1198"/>
  </office:meta>
</office:document-meta>
</file>